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o stretchy="false">γ</mo>
          </mrow>
          <mo stretchy="false">∣</mo>
          <mrow>
            <mi>A</mi>
          </mrow>
          <mo stretchy="false">∣</mo>
          <mrow>
            <mo stretchy="false">α</mo>
          </mrow>
        </mrow>
      </mfenced>
      <mrow>
        <mi/>
        <mo stretchy="false">=</mo>
        <mi/>
      </mrow>
      <msup>
        <mfenced open="〈" close="〉">
          <mrow>
            <mrow>
              <mo stretchy="false">α</mo>
            </mrow>
            <mo stretchy="false">∣</mo>
            <mrow>
              <msup>
                <mi>A</mi>
                <mo stretchy="false">†</mo>
              </msup>
            </mrow>
            <mo stretchy="false">∣</mo>
            <mrow>
              <mo stretchy="false">γ</mo>
            </mrow>
          </mrow>
        </mfenced>
        <mtext>*</mtext>
      </msup>
      <mrow>
        <mi/>
        <mo stretchy="false">=</mo>
        <mi/>
      </mrow>
      <msup>
        <mrow>
          <mo stretchy="false">(</mo>
          <mrow>
            <msup>
              <mfenced open="〈" close="〉">
                <mrow>
                  <mrow>
                    <mo stretchy="false">γ</mo>
                  </mrow>
                  <mo stretchy="false">∣</mo>
                  <mrow>
                    <msup>
                      <mrow>
                        <mo stretchy="false">(</mo>
                        <mrow>
                          <msup>
                            <mi>A</mi>
                            <mo stretchy="false">†</mo>
                          </msup>
                        </mrow>
                        <mo stretchy="false">)</mo>
                      </mrow>
                      <mo stretchy="false">†</mo>
                    </msup>
                  </mrow>
                  <mo stretchy="false">∣</mo>
                  <mrow>
                    <mo stretchy="false">α</mo>
                  </mrow>
                </mrow>
              </mfenced>
              <mtext>*</mtext>
            </msup>
          </mrow>
          <mo stretchy="false">)</mo>
        </mrow>
        <mtext>*</mtext>
      </msup>
      <mrow>
        <mi/>
        <mo stretchy="false">=</mo>
        <mi/>
      </mrow>
      <mfenced open="〈" close="〉">
        <mrow>
          <mrow>
            <mo stretchy="false">γ</mo>
          </mrow>
          <mo stretchy="false">∣</mo>
          <mrow>
            <msup>
              <mrow>
                <mo stretchy="false">(</mo>
                <mrow>
                  <msup>
                    <mi>A</mi>
                    <mo stretchy="false">†</mo>
                  </msup>
                </mrow>
                <mo stretchy="false">)</mo>
              </mrow>
              <mo stretchy="false">†</mo>
            </msup>
          </mrow>
          <mo stretchy="false">∣</mo>
          <mrow>
            <mo stretchy="false">α</mo>
          </mrow>
        </mrow>
      </mfenced>
    </mrow>
    <annotation encoding="StarMath 5.0">left langle %igamma mline A mline %ialpha right rangle `=`
left langle %ialpha mline A^%Ux2020 mline %igamma right rangle^"*" `=`
( left langle %igamma mline ( A^%Ux2020 ) ^%Ux2020 mline %ialpha right rangle^"*" ) ^"*" `=`
left langle %igamma mline ( A^%Ux2020 ) ^%Ux2020 mline %ialpha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3:45:58.801000000</meta:creation-date>
    <meta:generator>LibreOffice/4.1.4.2$Windows_x86 LibreOffice_project/0a0440ccc0227ad9829de5f46be37cfb6edcf72</meta:generator>
  </office:meta>
</office:document-meta>
</file>